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line-height="100%" fo:text-align="start" style:justify-single-word="false" fo:text-indent="0.5in" style:auto-text-indent="false"/>
    </style:style>
    <style:style style:name="P3" style:family="paragraph" style:parent-style-name="Standard">
      <style:paragraph-properties fo:margin-left="0in" fo:margin-right="0in" fo:line-height="100%" fo:text-align="start" style:justify-single-word="false" fo:text-indent="0.5in" style:auto-text-indent="false"/>
      <style:text-properties fo:font-style="normal" fo:background-color="transparent" style:font-style-asian="normal" style:font-style-complex="normal"/>
    </style:style>
    <style:style style:name="P4" style:family="paragraph" style:parent-style-name="Standard">
      <style:paragraph-properties fo:line-height="100%" fo:text-align="center" style:justify-single-word="false"/>
      <style:text-properties fo:font-weight="bold" style:font-weight-asian="bold" style:font-weight-complex="bold"/>
    </style:style>
    <style:style style:name="P5" style:family="paragraph" style:parent-style-name="Standard">
      <style:paragraph-properties fo:line-height="100%"/>
    </style:style>
    <style:style style:name="T1" style:family="text">
      <style:text-properties fo:background-color="transparent" loext:char-shading-value="0"/>
    </style:style>
    <style:style style:name="T2" style:family="text">
      <style:text-properties fo:font-style="normal" fo:background-color="transparent" loext:char-shading-value="0" style:font-style-asian="normal" style:font-style-complex="normal"/>
    </style:style>
    <style:style style:name="T3" style:family="text">
      <style:text-properties fo:font-style="normal" officeooo:rsid="0004b220" fo:background-color="transparent" loext:char-shading-value="0" style:font-style-asian="normal" style:font-style-complex="normal"/>
    </style:style>
    <style:style style:name="T4" style:family="text">
      <style:text-properties style:text-position="super 58%" fo:background-color="transparent" loext:char-shading-value="0"/>
    </style:style>
    <style:style style:name="T5" style:family="text">
      <style:text-properties style:text-position="33% 58%" fo:font-style="normal" fo:background-color="transparent" loext:char-shading-value="0" style:font-style-asian="normal" style:font-style-complex="normal"/>
    </style:style>
    <style:style style:name="T6" style:family="text">
      <style:text-properties style:text-position="33% 58%" fo:background-color="transparent" loext:char-shading-value="0"/>
    </style:style>
    <style:style style:name="T7" style:family="text">
      <style:text-properties style:text-position="33% 58%" fo:font-style="italic" fo:background-color="transparent" loext:char-shading-value="0" style:font-style-asian="italic" style:font-style-complex="italic"/>
    </style:style>
    <style:style style:name="T8" style:family="text">
      <style:text-properties fo:font-style="italic" fo:background-color="transparent" loext:char-shading-value="0" style:font-style-asian="italic" style:font-style-complex="italic"/>
    </style:style>
    <style:style style:name="T9" style:family="text">
      <style:text-properties officeooo:rsid="0006b4be"/>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utline of Proposed Research</text:p>
      <text:p text:style-name="P2"><text:span text:style-name="T1">Brain-computer interfaces (BCIs) use human brain signals to directly communicate with an external electrical device. The goal of the proposed project is to continue my Master's research in order to assess the potential of a music-based BCI to detect the contents of a participant's imagination using only the recorded electroencephalography (EEG) signal. BCIs have the potential to change the way humans interact with the world around them. Significant first steps have been made to create interfaces giving patients with severe motor deficits a simple method of communicating with the world. For</text:span><text:span text:style-name="T2"> example, researchers were able to successfully distinguish whether a vegetative patient was imagining playing tennis or imagining walking through their home</text:span><text:reference-mark-start text:name="ADDIN CSL_CITATION {&quot;mendeley&quot;: {&quot;plainTextFormattedCitation&quot;: &quot;1&quot;, &quot;previouslyFormattedCitation&quot;: &quot;&lt;sup&gt;1&lt;/sup&gt;&quot;, &quot;formattedCitation&quot;: &quot;&lt;sup&gt;1&lt;/sup&gt;&quot;}, &quot;schema&quot;: &quot;https://github.com/citation-style-language/schema/raw/master/csl-citation.json&quot;, &quot;citationItems&quot;: [{&quot;itemData&quot;: {&quot;PMID&quot;: &quot;16959998&quot;, &quot;type&quot;: &quot;article-journal&quot;, &quot;issue&quot;: &quot;5792&quot;, &quot;page&quot;: &quot;1402&quot;, &quot;volume&quot;: &quot;313&quot;, &quot;id&quot;: &quot;ITEM-1&quot;, &quot;container-title&quot;: &quot;Science (New York, N.Y.)&quot;, &quot;author&quot;: [{&quot;non-dropping-particle&quot;: &quot;&quot;, &quot;parse-names&quot;: false, &quot;given&quot;: &quot;Adrian M&quot;, &quot;dropping-particle&quot;: &quot;&quot;, &quot;family&quot;: &quot;Owen&quot;, &quot;suffix&quot;: &quot;&quot;}, {&quot;non-dropping-particle&quot;: &quot;&quot;, &quot;parse-names&quot;: false, &quot;given&quot;: &quot;Martin R&quot;, &quot;dropping-particle&quot;: &quot;&quot;, &quot;family&quot;: &quot;Coleman&quot;, &quot;suffix&quot;: &quot;&quot;}, {&quot;non-dropping-particle&quot;: &quot;&quot;, &quot;parse-names&quot;: false, &quot;given&quot;: &quot;Melanie&quot;, &quot;dropping-particle&quot;: &quot;&quot;, &quot;family&quot;: &quot;Boly&quot;, &quot;suffix&quot;: &quot;&quot;}, {&quot;non-dropping-particle&quot;: &quot;&quot;, &quot;parse-names&quot;: false, &quot;given&quot;: &quot;Matthew H&quot;, &quot;dropping-particle&quot;: &quot;&quot;, &quot;family&quot;: &quot;Davis&quot;, &quot;suffix&quot;: &quot;&quot;}, {&quot;non-dropping-particle&quot;: &quot;&quot;, &quot;parse-names&quot;: false, &quot;given&quot;: &quot;Steven&quot;, &quot;dropping-particle&quot;: &quot;&quot;, &quot;family&quot;: &quot;Laureys&quot;, &quot;suffix&quot;: &quot;&quot;}, {&quot;non-dropping-particle&quot;: &quot;&quot;, &quot;parse-names&quot;: false, &quot;given&quot;: &quot;John D&quot;, &quot;dropping-particle&quot;: &quot;&quot;, &quot;family&quot;: &quot;Pickard&quot;, &quot;suffix&quot;: &quot;&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issued&quot;: {&quot;date-parts&quot;: [[&quot;2006&quot;, &quot;9&quot;, &quot;8&quot;]]}, &quot;DOI&quot;: &quot;10.1126/science.1130197&quot;, &quot;title&quot;: &quot;Detecting awareness in the vegetative state.&quot;}, &quot;uris&quot;: [&quot;http://www.mendeley.com/documents/?uuid=41704e90-ab11-409e-a78b-fce38f9581b5&quot;], &quot;id&quot;: &quot;ITEM-1&quot;}], &quot;properties&quot;: {&quot;noteIndex&quot;: 0}} RNDQmn2fxrdwx"/><text:span text:style-name="T5">1</text:span><text:reference-mark-end text:name="ADDIN CSL_CITATION {&quot;mendeley&quot;: {&quot;plainTextFormattedCitation&quot;: &quot;1&quot;, &quot;previouslyFormattedCitation&quot;: &quot;&lt;sup&gt;1&lt;/sup&gt;&quot;, &quot;formattedCitation&quot;: &quot;&lt;sup&gt;1&lt;/sup&gt;&quot;}, &quot;schema&quot;: &quot;https://github.com/citation-style-language/schema/raw/master/csl-citation.json&quot;, &quot;citationItems&quot;: [{&quot;itemData&quot;: {&quot;PMID&quot;: &quot;16959998&quot;, &quot;type&quot;: &quot;article-journal&quot;, &quot;issue&quot;: &quot;5792&quot;, &quot;page&quot;: &quot;1402&quot;, &quot;volume&quot;: &quot;313&quot;, &quot;id&quot;: &quot;ITEM-1&quot;, &quot;container-title&quot;: &quot;Science (New York, N.Y.)&quot;, &quot;author&quot;: [{&quot;non-dropping-particle&quot;: &quot;&quot;, &quot;parse-names&quot;: false, &quot;given&quot;: &quot;Adrian M&quot;, &quot;dropping-particle&quot;: &quot;&quot;, &quot;family&quot;: &quot;Owen&quot;, &quot;suffix&quot;: &quot;&quot;}, {&quot;non-dropping-particle&quot;: &quot;&quot;, &quot;parse-names&quot;: false, &quot;given&quot;: &quot;Martin R&quot;, &quot;dropping-particle&quot;: &quot;&quot;, &quot;family&quot;: &quot;Coleman&quot;, &quot;suffix&quot;: &quot;&quot;}, {&quot;non-dropping-particle&quot;: &quot;&quot;, &quot;parse-names&quot;: false, &quot;given&quot;: &quot;Melanie&quot;, &quot;dropping-particle&quot;: &quot;&quot;, &quot;family&quot;: &quot;Boly&quot;, &quot;suffix&quot;: &quot;&quot;}, {&quot;non-dropping-particle&quot;: &quot;&quot;, &quot;parse-names&quot;: false, &quot;given&quot;: &quot;Matthew H&quot;, &quot;dropping-particle&quot;: &quot;&quot;, &quot;family&quot;: &quot;Davis&quot;, &quot;suffix&quot;: &quot;&quot;}, {&quot;non-dropping-particle&quot;: &quot;&quot;, &quot;parse-names&quot;: false, &quot;given&quot;: &quot;Steven&quot;, &quot;dropping-particle&quot;: &quot;&quot;, &quot;family&quot;: &quot;Laureys&quot;, &quot;suffix&quot;: &quot;&quot;}, {&quot;non-dropping-particle&quot;: &quot;&quot;, &quot;parse-names&quot;: false, &quot;given&quot;: &quot;John D&quot;, &quot;dropping-particle&quot;: &quot;&quot;, &quot;family&quot;: &quot;Pickard&quot;, &quot;suffix&quot;: &quot;&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issued&quot;: {&quot;date-parts&quot;: [[&quot;2006&quot;, &quot;9&quot;, &quot;8&quot;]]}, &quot;DOI&quot;: &quot;10.1126/science.1130197&quot;, &quot;title&quot;: &quot;Detecting awareness in the vegetative state.&quot;}, &quot;uris&quot;: [&quot;http://www.mendeley.com/documents/?uuid=41704e90-ab11-409e-a78b-fce38f9581b5&quot;], &quot;id&quot;: &quot;ITEM-1&quot;}], &quot;properties&quot;: {&quot;noteIndex&quot;: 0}} RNDQmn2fxrdwx"/><text:span text:style-name="T2">⁠ and the patient could use this technique to answer yes or no questions. T</text:span><text:span text:style-name="T1">his BCI used functional magnetic resonance imaging (fMRI). FMRI is an expensive and cumbersome technique which can not be used at a patient's bedside. A more portable and inexpensive imagining technique is electroencephalography (EEG). EEG can be used at the bedside making it widely accessible and a good candidate for future BCIs. EEG-based interfaces have been successfully used in individuals with severe motor deficits, enabling them to move a cursor on a screen by controlling their brain signals in the 8-12 Hz range</text:span><text:reference-mark-start text:name="ADDIN CSL_CITATION {&quot;mendeley&quot;: {&quot;plainTextFormattedCitation&quot;: &quot;2&quot;, &quot;previouslyFormattedCitation&quot;: &quot;&lt;sup&gt;2&lt;/sup&gt;&quot;, &quot;formattedCitation&quot;: &quot;&lt;sup&gt;2&lt;/sup&gt;&quot;}, &quot;schema&quot;: &quot;https://github.com/citation-style-language/schema/raw/master/csl-citation.json&quot;, &quot;citationItems&quot;: [{&quot;itemData&quot;: {&quot;ISSN&quot;: &quot;00134694&quot;, &quot;issued&quot;: {&quot;date-parts&quot;: [[&quot;1991&quot;, &quot;3&quot;]]}, &quot;type&quot;: &quot;article-journal&quot;, &quot;issue&quot;: &quot;3&quot;, &quot;id&quot;: &quot;ITEM-1&quot;, &quot;DOI&quot;: &quot;10.1016/0013-4694(91)90040-B&quot;, &quot;volume&quot;: &quot;78&quot;, &quot;page&quot;: &quot;252-259&quot;, &quot;title&quot;: &quot;An EEG-based brain-computer interface for cursor control&quot;, &quot;container-title&quot;: &quot;Electroencephalography and Clinical Neurophysiology&quot;, &quot;author&quot;: [{&quot;non-dropping-particle&quot;: &quot;&quot;, &quot;parse-names&quot;: false, &quot;given&quot;: &quot;Jonathan R.&quot;, &quot;dropping-particle&quot;: &quot;&quot;, &quot;family&quot;: &quot;Wolpaw&quot;, &quot;suffix&quot;: &quot;&quot;}, {&quot;non-dropping-particle&quot;: &quot;&quot;, &quot;parse-names&quot;: false, &quot;given&quot;: &quot;Dennis J.&quot;, &quot;dropping-particle&quot;: &quot;&quot;, &quot;family&quot;: &quot;McFarland&quot;, &quot;suffix&quot;: &quot;&quot;}, {&quot;non-dropping-particle&quot;: &quot;&quot;, &quot;parse-names&quot;: false, &quot;given&quot;: &quot;Gregory W.&quot;, &quot;dropping-particle&quot;: &quot;&quot;, &quot;family&quot;: &quot;Neat&quot;, &quot;suffix&quot;: &quot;&quot;}, {&quot;non-dropping-particle&quot;: &quot;&quot;, &quot;parse-names&quot;: false, &quot;given&quot;: &quot;Catherine A.&quot;, &quot;dropping-particle&quot;: &quot;&quot;, &quot;family&quot;: &quot;Forneris&quot;, &quot;suffix&quot;: &quot;&quot;}]}, &quot;uris&quot;: [&quot;http://www.mendeley.com/documents/?uuid=0d006891-8975-441e-bcbf-8c1c6d1d3851&quot;], &quot;id&quot;: &quot;ITEM-1&quot;}], &quot;properties&quot;: {&quot;noteIndex&quot;: 0}} RNDF6b25RDEi1"/><text:span text:style-name="T6">2</text:span><text:reference-mark-end text:name="ADDIN CSL_CITATION {&quot;mendeley&quot;: {&quot;plainTextFormattedCitation&quot;: &quot;2&quot;, &quot;previouslyFormattedCitation&quot;: &quot;&lt;sup&gt;2&lt;/sup&gt;&quot;, &quot;formattedCitation&quot;: &quot;&lt;sup&gt;2&lt;/sup&gt;&quot;}, &quot;schema&quot;: &quot;https://github.com/citation-style-language/schema/raw/master/csl-citation.json&quot;, &quot;citationItems&quot;: [{&quot;itemData&quot;: {&quot;ISSN&quot;: &quot;00134694&quot;, &quot;issued&quot;: {&quot;date-parts&quot;: [[&quot;1991&quot;, &quot;3&quot;]]}, &quot;type&quot;: &quot;article-journal&quot;, &quot;issue&quot;: &quot;3&quot;, &quot;id&quot;: &quot;ITEM-1&quot;, &quot;DOI&quot;: &quot;10.1016/0013-4694(91)90040-B&quot;, &quot;volume&quot;: &quot;78&quot;, &quot;page&quot;: &quot;252-259&quot;, &quot;title&quot;: &quot;An EEG-based brain-computer interface for cursor control&quot;, &quot;container-title&quot;: &quot;Electroencephalography and Clinical Neurophysiology&quot;, &quot;author&quot;: [{&quot;non-dropping-particle&quot;: &quot;&quot;, &quot;parse-names&quot;: false, &quot;given&quot;: &quot;Jonathan R.&quot;, &quot;dropping-particle&quot;: &quot;&quot;, &quot;family&quot;: &quot;Wolpaw&quot;, &quot;suffix&quot;: &quot;&quot;}, {&quot;non-dropping-particle&quot;: &quot;&quot;, &quot;parse-names&quot;: false, &quot;given&quot;: &quot;Dennis J.&quot;, &quot;dropping-particle&quot;: &quot;&quot;, &quot;family&quot;: &quot;McFarland&quot;, &quot;suffix&quot;: &quot;&quot;}, {&quot;non-dropping-particle&quot;: &quot;&quot;, &quot;parse-names&quot;: false, &quot;given&quot;: &quot;Gregory W.&quot;, &quot;dropping-particle&quot;: &quot;&quot;, &quot;family&quot;: &quot;Neat&quot;, &quot;suffix&quot;: &quot;&quot;}, {&quot;non-dropping-particle&quot;: &quot;&quot;, &quot;parse-names&quot;: false, &quot;given&quot;: &quot;Catherine A.&quot;, &quot;dropping-particle&quot;: &quot;&quot;, &quot;family&quot;: &quot;Forneris&quot;, &quot;suffix&quot;: &quot;&quot;}]}, &quot;uris&quot;: [&quot;http://www.mendeley.com/documents/?uuid=0d006891-8975-441e-bcbf-8c1c6d1d3851&quot;], &quot;id&quot;: &quot;ITEM-1&quot;}], &quot;properties&quot;: {&quot;noteIndex&quot;: 0}} RNDF6b25RDEi1"/><text:span text:style-name="T1">⁠. Further work was able to reliably differentiate three different brain states when subjects purposefully modulated their own EEG signal</text:span><text:reference-mark-start text:name="ADDIN CSL_CITATION {&quot;mendeley&quot;: {&quot;plainTextFormattedCitation&quot;: &quot;3&quot;, &quot;previouslyFormattedCitation&quot;: &quot;&lt;sup&gt;3&lt;/sup&gt;&quot;, &quot;formattedCitation&quot;: &quot;&lt;sup&gt;3&lt;/sup&gt;&quot;}, &quot;schema&quot;: &quot;https://github.com/citation-style-language/schema/raw/master/csl-citation.json&quot;, &quot;citationItems&quot;: [{&quot;itemData&quot;: {&quot;ISSN&quot;: &quot;0140-0118&quot;, &quot;issued&quot;: {&quot;date-parts&quot;: [[&quot;1996&quot;, &quot;9&quot;]]}, &quot;type&quot;: &quot;article-journal&quot;, &quot;issue&quot;: &quot;5&quot;, &quot;id&quot;: &quot;ITEM-1&quot;, &quot;DOI&quot;: &quot;10.1007/BF02520010&quot;, &quot;volume&quot;: &quot;34&quot;, &quot;page&quot;: &quot;382-388&quot;, &quot;title&quot;: &quot;Graz brain-computer interface II: towards communication between humans and computers based on online classification of three different EEG patterns&quot;, &quot;container-title&quot;: &quot;Medical &amp; Biological Engineering &amp; Computing&quot;, &quot;author&quot;: [{&quot;non-dropping-particle&quot;: &quot;&quot;, &quot;parse-names&quot;: false, &quot;given&quot;: &quot;J&quot;, &quot;dropping-particle&quot;: &quot;&quot;, &quot;family&quot;: &quot;Kalcher&quot;, &quot;suffix&quot;: &quot;&quot;}, {&quot;non-dropping-particle&quot;: &quot;&quot;, &quot;parse-names&quot;: false, &quot;given&quot;: &quot;D&quot;, &quot;dropping-particle&quot;: &quot;&quot;, &quot;family&quot;: &quot;Flotzinger&quot;, &quot;suffix&quot;: &quot;&quot;}, {&quot;non-dropping-particle&quot;: &quot;&quot;, &quot;parse-names&quot;: false, &quot;given&quot;: &quot;Ch.&quot;, &quot;dropping-particle&quot;: &quot;&quot;, &quot;family&quot;: &quot;Neuper&quot;, &quot;suffix&quot;: &quot;&quot;}, {&quot;non-dropping-particle&quot;: &quot;&quot;, &quot;parse-names&quot;: false, &quot;given&quot;: &quot;S.&quot;, &quot;dropping-particle&quot;: &quot;&quot;, &quot;family&quot;: &quot;G\u00f6lly&quot;, &quot;suffix&quot;: &quot;&quot;}, {&quot;non-dropping-particle&quot;: &quot;&quot;, &quot;parse-names&quot;: false, &quot;given&quot;: &quot;G.&quot;, &quot;dropping-particle&quot;: &quot;&quot;, &quot;family&quot;: &quot;Pfurtscheller&quot;, &quot;suffix&quot;: &quot;&quot;}]}, &quot;uris&quot;: [&quot;http://www.mendeley.com/documents/?uuid=684bbbc5-b877-41cb-9a94-a775ff0380da&quot;], &quot;id&quot;: &quot;ITEM-1&quot;}], &quot;properties&quot;: {&quot;noteIndex&quot;: 0}} RNDMW4OXOCuIR"/><text:span text:style-name="T6">3</text:span><text:reference-mark-end text:name="ADDIN CSL_CITATION {&quot;mendeley&quot;: {&quot;plainTextFormattedCitation&quot;: &quot;3&quot;, &quot;previouslyFormattedCitation&quot;: &quot;&lt;sup&gt;3&lt;/sup&gt;&quot;, &quot;formattedCitation&quot;: &quot;&lt;sup&gt;3&lt;/sup&gt;&quot;}, &quot;schema&quot;: &quot;https://github.com/citation-style-language/schema/raw/master/csl-citation.json&quot;, &quot;citationItems&quot;: [{&quot;itemData&quot;: {&quot;ISSN&quot;: &quot;0140-0118&quot;, &quot;issued&quot;: {&quot;date-parts&quot;: [[&quot;1996&quot;, &quot;9&quot;]]}, &quot;type&quot;: &quot;article-journal&quot;, &quot;issue&quot;: &quot;5&quot;, &quot;id&quot;: &quot;ITEM-1&quot;, &quot;DOI&quot;: &quot;10.1007/BF02520010&quot;, &quot;volume&quot;: &quot;34&quot;, &quot;page&quot;: &quot;382-388&quot;, &quot;title&quot;: &quot;Graz brain-computer interface II: towards communication between humans and computers based on online classification of three different EEG patterns&quot;, &quot;container-title&quot;: &quot;Medical &amp; Biological Engineering &amp; Computing&quot;, &quot;author&quot;: [{&quot;non-dropping-particle&quot;: &quot;&quot;, &quot;parse-names&quot;: false, &quot;given&quot;: &quot;J&quot;, &quot;dropping-particle&quot;: &quot;&quot;, &quot;family&quot;: &quot;Kalcher&quot;, &quot;suffix&quot;: &quot;&quot;}, {&quot;non-dropping-particle&quot;: &quot;&quot;, &quot;parse-names&quot;: false, &quot;given&quot;: &quot;D&quot;, &quot;dropping-particle&quot;: &quot;&quot;, &quot;family&quot;: &quot;Flotzinger&quot;, &quot;suffix&quot;: &quot;&quot;}, {&quot;non-dropping-particle&quot;: &quot;&quot;, &quot;parse-names&quot;: false, &quot;given&quot;: &quot;Ch.&quot;, &quot;dropping-particle&quot;: &quot;&quot;, &quot;family&quot;: &quot;Neuper&quot;, &quot;suffix&quot;: &quot;&quot;}, {&quot;non-dropping-particle&quot;: &quot;&quot;, &quot;parse-names&quot;: false, &quot;given&quot;: &quot;S.&quot;, &quot;dropping-particle&quot;: &quot;&quot;, &quot;family&quot;: &quot;G\u00f6lly&quot;, &quot;suffix&quot;: &quot;&quot;}, {&quot;non-dropping-particle&quot;: &quot;&quot;, &quot;parse-names&quot;: false, &quot;given&quot;: &quot;G.&quot;, &quot;dropping-particle&quot;: &quot;&quot;, &quot;family&quot;: &quot;Pfurtscheller&quot;, &quot;suffix&quot;: &quot;&quot;}]}, &quot;uris&quot;: [&quot;http://www.mendeley.com/documents/?uuid=684bbbc5-b877-41cb-9a94-a775ff0380da&quot;], &quot;id&quot;: &quot;ITEM-1&quot;}], &quot;properties&quot;: {&quot;noteIndex&quot;: 0}} RNDMW4OXOCuIR"/><text:span text:style-name="T4">⁠</text:span><text:span text:style-name="T1">. However these techniques were only able to distinguish large scale changes in brain state, severely limiting the BCI's number of responses.</text:span></text:p>
      <text:p text:style-name="P2"><text:span text:style-name="T1">Recent advances in EEG signal processing have made it possible to distinguish increasingly subtle differences in brain activity. These advances will enable many brain states to be differentiated, allowing a communication device to handle more than simple yes or no questions</text:span><text:span text:style-name="T2">. Music is especially suited to an EEG-based BCI, as music unfolds over time and EEG has high temporal precision </text:span><text:span text:style-name="T3">and can detect small changes over time</text:span><text:span text:style-name="T2">. As noted in the thesis summary, my previous work showed that heard pieces of music can be classified at a statistically significant level and I am working to achieve reliable accuracy rates during classification of imagined music.</text:span></text:p>
      <text:p text:style-name="P2"><text:span text:style-name="T2">I would like to continue this line of research in order to create a robust music-based BCI. The next step is to determine what characteristics of music allow for the most accurate classification. Characteristics such as the presence of lyrics or different rhythmic patterns may provide differentiable signatures in the EEG signal. Using musical rhythmic patterns as the basis for a BCI shows promise as </text:span><text:span text:style-name="T8">perceived</text:span><text:reference-mark-start text:name="ADDIN CSL_CITATION {&quot;mendeley&quot;: {&quot;plainTextFormattedCitation&quot;: &quot;4&quot;, &quot;previouslyFormattedCitation&quot;: &quot;&lt;sup&gt;4&lt;/sup&gt;&quot;, &quot;formattedCitation&quot;: &quot;&lt;sup&gt;4&lt;/sup&gt;&quot;}, &quot;schema&quot;: &quot;https://github.com/citation-style-language/schema/raw/master/csl-citation.json&quot;, &quot;citationItems&quot;: [{&quot;itemData&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issued&quot;: {&quot;date-parts&quot;: [[&quot;2014&quot;]]}, &quot;type&quot;: &quot;paper-conference&quot;, &quot;id&quot;: &quot;ITEM-1&quot;, &quot;title&quot;: &quot;Classifying EEG recordings of rhythm perception&quot;, &quot;author&quot;: [{&quot;non-dropping-particle&quot;: &quot;&quot;, &quot;parse-names&quot;: false, &quot;given&quot;: &quot;Sebastian&quot;, &quot;dropping-particle&quot;: &quot;&quot;, &quot;family&quot;: &quot;Stober&quot;, &quot;suffix&quot;: &quot;&quot;}, {&quot;non-dropping-particle&quot;: &quot;&quot;, &quot;parse-names&quot;: false, &quot;given&quot;: &quot;Daniel J&quot;, &quot;dropping-particle&quot;: &quot;&quot;, &quot;family&quot;: &quot;Cameron&quot;, &quot;suffix&quot;: &quot;&quot;}, {&quot;non-dropping-particle&quot;: &quot;&quot;, &quot;parse-names&quot;: false, &quot;given&quot;: &quot;Jessica A&quot;, &quot;dropping-particle&quot;: &quot;&quot;, &quot;family&quot;: &quot;Grahn&quot;, &quot;suffix&quot;: &quot;&quot;}], &quot;container-title&quot;: &quot;15th International Society for Music Information Retrieval Conference&quot;}, &quot;uris&quot;: [&quot;http://www.mendeley.com/documents/?uuid=ed8f7a04-ec44-48da-832d-91b282622023&quot;], &quot;id&quot;: &quot;ITEM-1&quot;}], &quot;properties&quot;: {&quot;noteIndex&quot;: 0}} RNDfnGtHO7mU7"/><text:span text:style-name="T7">4</text:span><text:reference-mark-end text:name="ADDIN CSL_CITATION {&quot;mendeley&quot;: {&quot;plainTextFormattedCitation&quot;: &quot;4&quot;, &quot;previouslyFormattedCitation&quot;: &quot;&lt;sup&gt;4&lt;/sup&gt;&quot;, &quot;formattedCitation&quot;: &quot;&lt;sup&gt;4&lt;/sup&gt;&quot;}, &quot;schema&quot;: &quot;https://github.com/citation-style-language/schema/raw/master/csl-citation.json&quot;, &quot;citationItems&quot;: [{&quot;itemData&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issued&quot;: {&quot;date-parts&quot;: [[&quot;2014&quot;]]}, &quot;type&quot;: &quot;paper-conference&quot;, &quot;id&quot;: &quot;ITEM-1&quot;, &quot;title&quot;: &quot;Classifying EEG recordings of rhythm perception&quot;, &quot;author&quot;: [{&quot;non-dropping-particle&quot;: &quot;&quot;, &quot;parse-names&quot;: false, &quot;given&quot;: &quot;Sebastian&quot;, &quot;dropping-particle&quot;: &quot;&quot;, &quot;family&quot;: &quot;Stober&quot;, &quot;suffix&quot;: &quot;&quot;}, {&quot;non-dropping-particle&quot;: &quot;&quot;, &quot;parse-names&quot;: false, &quot;given&quot;: &quot;Daniel J&quot;, &quot;dropping-particle&quot;: &quot;&quot;, &quot;family&quot;: &quot;Cameron&quot;, &quot;suffix&quot;: &quot;&quot;}, {&quot;non-dropping-particle&quot;: &quot;&quot;, &quot;parse-names&quot;: false, &quot;given&quot;: &quot;Jessica A&quot;, &quot;dropping-particle&quot;: &quot;&quot;, &quot;family&quot;: &quot;Grahn&quot;, &quot;suffix&quot;: &quot;&quot;}], &quot;container-title&quot;: &quot;15th International Society for Music Information Retrieval Conference&quot;}, &quot;uris&quot;: [&quot;http://www.mendeley.com/documents/?uuid=ed8f7a04-ec44-48da-832d-91b282622023&quot;], &quot;id&quot;: &quot;ITEM-1&quot;}], &quot;properties&quot;: {&quot;noteIndex&quot;: 0}} RNDfnGtHO7mU7"/><text:span text:style-name="T8">⁠</text:span><text:span text:style-name="T2"> drum rhythms can be classified from EEG. In a separate experiment participants were asked to </text:span><text:span text:style-name="T8">imagine</text:span><text:span text:style-name="T2"> a single speech syllable in a particular rhythmic pattern and these rhythms were classified from the EEG signal</text:span><text:reference-mark-start text:name="ADDIN CSL_CITATION {&quot;mendeley&quot;: {&quot;plainTextFormattedCitation&quot;: &quot;5&quot;, &quot;previouslyFormattedCitation&quot;: &quot;&lt;sup&gt;5&lt;/sup&gt;&quot;, &quot;formattedCitation&quot;: &quot;&lt;sup&gt;5&lt;/sup&gt;&quot;}, &quot;schema&quot;: &quot;https://github.com/citation-style-language/schema/raw/master/csl-citation.json&quot;, &quot;citationItems&quot;: [{&quot;itemData&quot;: {&quot;PMID&quot;: &quot;20551510&quot;, &quot;type&quot;: &quot;article-journal&quot;, &quot;issue&quot;: &quot;4&quot;, &quot;page&quot;: &quot;046006&quot;, &quot;volume&quot;: &quot;7&quot;, &quot;id&quot;: &quot;ITEM-1&quot;, &quot;container-title&quot;: &quot;Journal of neural engineering&quot;, &quot;title&quot;: &quot;EEG classification of imagined syllable rhythm using Hilbert spectrum methods.&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issued&quot;: {&quot;date-parts&quot;: [[&quot;2010&quot;]]}, &quot;DOI&quot;: &quot;10.1088/1741-2560/7/4/046006&quot;, &quot;author&quot;: [{&quot;non-dropping-particle&quot;: &quot;&quot;, &quot;parse-names&quot;: false, &quot;given&quot;: &quot;Siyi&quot;, &quot;dropping-particle&quot;: &quot;&quot;, &quot;family&quot;: &quot;Deng&quot;, &quot;suffix&quot;: &quot;&quot;}, {&quot;non-dropping-particle&quot;: &quot;&quot;, &quot;parse-names&quot;: false, &quot;given&quot;: &quot;Ramesh&quot;, &quot;dropping-particle&quot;: &quot;&quot;, &quot;family&quot;: &quot;Srinivasan&quot;, &quot;suffix&quot;: &quot;&quot;}, {&quot;non-dropping-particle&quot;: &quot;&quot;, &quot;parse-names&quot;: false, &quot;given&quot;: &quot;Tom&quot;, &quot;dropping-particle&quot;: &quot;&quot;, &quot;family&quot;: &quot;Lappas&quot;, &quot;suffix&quot;: &quot;&quot;}, {&quot;non-dropping-particle&quot;: &quot;&quot;, &quot;parse-names&quot;: false, &quot;given&quot;: &quot;Michael&quot;, &quot;dropping-particle&quot;: &quot;&quot;, &quot;family&quot;: &quot;D'Zmura&quot;, &quot;suffix&quot;: &quot;&quot;}], &quot;ISBN&quot;: &quot;1741-2552 (Electronic)\\r1741-2552 (Linking)&quot;}, &quot;uris&quot;: [&quot;http://www.mendeley.com/documents/?uuid=d6bd5343-69ff-4cc9-8337-e994b1498176&quot;], &quot;id&quot;: &quot;ITEM-1&quot;}], &quot;properties&quot;: {&quot;noteIndex&quot;: 0}} RNDCEnYkNpNOj"/><text:span text:style-name="T5">5</text:span><text:reference-mark-end text:name="ADDIN CSL_CITATION {&quot;mendeley&quot;: {&quot;plainTextFormattedCitation&quot;: &quot;5&quot;, &quot;previouslyFormattedCitation&quot;: &quot;&lt;sup&gt;5&lt;/sup&gt;&quot;, &quot;formattedCitation&quot;: &quot;&lt;sup&gt;5&lt;/sup&gt;&quot;}, &quot;schema&quot;: &quot;https://github.com/citation-style-language/schema/raw/master/csl-citation.json&quot;, &quot;citationItems&quot;: [{&quot;itemData&quot;: {&quot;PMID&quot;: &quot;20551510&quot;, &quot;type&quot;: &quot;article-journal&quot;, &quot;issue&quot;: &quot;4&quot;, &quot;page&quot;: &quot;046006&quot;, &quot;volume&quot;: &quot;7&quot;, &quot;id&quot;: &quot;ITEM-1&quot;, &quot;container-title&quot;: &quot;Journal of neural engineering&quot;, &quot;title&quot;: &quot;EEG classification of imagined syllable rhythm using Hilbert spectrum methods.&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issued&quot;: {&quot;date-parts&quot;: [[&quot;2010&quot;]]}, &quot;DOI&quot;: &quot;10.1088/1741-2560/7/4/046006&quot;, &quot;author&quot;: [{&quot;non-dropping-particle&quot;: &quot;&quot;, &quot;parse-names&quot;: false, &quot;given&quot;: &quot;Siyi&quot;, &quot;dropping-particle&quot;: &quot;&quot;, &quot;family&quot;: &quot;Deng&quot;, &quot;suffix&quot;: &quot;&quot;}, {&quot;non-dropping-particle&quot;: &quot;&quot;, &quot;parse-names&quot;: false, &quot;given&quot;: &quot;Ramesh&quot;, &quot;dropping-particle&quot;: &quot;&quot;, &quot;family&quot;: &quot;Srinivasan&quot;, &quot;suffix&quot;: &quot;&quot;}, {&quot;non-dropping-particle&quot;: &quot;&quot;, &quot;parse-names&quot;: false, &quot;given&quot;: &quot;Tom&quot;, &quot;dropping-particle&quot;: &quot;&quot;, &quot;family&quot;: &quot;Lappas&quot;, &quot;suffix&quot;: &quot;&quot;}, {&quot;non-dropping-particle&quot;: &quot;&quot;, &quot;parse-names&quot;: false, &quot;given&quot;: &quot;Michael&quot;, &quot;dropping-particle&quot;: &quot;&quot;, &quot;family&quot;: &quot;D'Zmura&quot;, &quot;suffix&quot;: &quot;&quot;}], &quot;ISBN&quot;: &quot;1741-2552 (Electronic)\\r1741-2552 (Linking)&quot;}, &quot;uris&quot;: [&quot;http://www.mendeley.com/documents/?uuid=d6bd5343-69ff-4cc9-8337-e994b1498176&quot;], &quot;id&quot;: &quot;ITEM-1&quot;}], &quot;properties&quot;: {&quot;noteIndex&quot;: 0}} RNDCEnYkNpNOj"/><text:span text:style-name="T2">⁠. However, imagining a meaningless pattern of sounds (</text:span><text:span text:style-name="T3">such as </text:span><text:span text:style-name="T2">syllables) may be difficult for participants to do accurately. </text:span><text:span text:style-name="T3">A</text:span><text:span text:style-name="T2"> more meaningful stimulus may be necessary. Speech is something that is inherently rhythmic and words and phrases are likely easier for participants to imagine than single syllables. I propose that differentiating rhythmic patterns using meaningful phrases may provide a more robust BCI than my previous work done with differentiating music. To induce rhythmic patterns in a participant's EEG signal I will use short, rhythmic, repetitive phrases. If this proves to be a successful way to detect what a participant is imagining, then the next step will be to integrate other musical features (for example melody or pitch) to determine whether this increases our ability to robustly classify the contents of a participant's imagination. This will allow us to build a powerful music-based brain-computer interface. <text:s/></text:span></text:p>
      <text:p text:style-name="P3"/>
      <text:section text:style-name="Sect1" text:name="ADDIN Mendeley Bibliography CSL_BIBLIOGRAPHY  RNDwzCWPAavXW">
        <text:p text:style-name="P5">1. Owen, A.M. et al. (2006). Science. doi:10.1126/science.1130197.</text:p>
        <text:p text:style-name="P5">2. Wolpaw, J.R. et al. (1991). Electroen Clin Neuro. doi:10.1016/0013-4694(91)90040-B.</text:p>
        <text:p text:style-name="P5">3. Kalcher, J. et al. (1996). Med Biol Eng Comput. doi:10.1007/BF02520010.</text:p>
        <text:p text:style-name="P5">4. Stober. S, Cameron DJ, Grahn JA. (2014). In: 15th ISMIR proceedings. </text:p>
        <text:p text:style-name="P5">5. Deng, S. (2010). <text:s/>J Neural Eng. doi:10.1088/1741-2560/7/4/046006.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06b4be"/>
    </style:style>
    <style:page-layout style:name="Mpm1">
      <style:page-layout-properties fo:page-width="8.5in" fo:page-height="11in" style:num-format="1" style:print-orientation="portrait" fo:margin-top="0.4402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Avital Sternin <text:span text:style-name="MT1">| </text:span>PIN: 396802 <text:s text:c="6"/><text:page-number text:select-page="current">1</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10-13T11:17:23.506764000</dc:date>
    <meta:editing-duration>P9DT13H47M41S</meta:editing-duration>
    <meta:editing-cycles>67</meta:editing-cycles>
    <meta:generator>LibreOffice/4.3.0.4$MacOSX_X86_64 LibreOffice_project/62ad5818884a2fc2e5780dd45466868d41009ec0</meta:generator>
    <meta:document-statistic meta:table-count="0" meta:image-count="0" meta:object-count="0" meta:page-count="1" meta:paragraph-count="10" meta:word-count="656" meta:character-count="4292" meta:non-whitespace-character-count="3635"/>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